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uropean_citie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Barcelona</text:p>
          </table:table-cell>
          <table:table-cell table:style-name="ce1" office:value-type="string" calcext:value-type="string">
            <text:p>Belgrade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russels</text:p>
          </table:table-cell>
          <table:table-cell table:style-name="ce1" office:value-type="string" calcext:value-type="string">
            <text:p>Bucharest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Dublin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Istanbul</text:p>
          </table:table-cell>
          <table:table-cell table:style-name="ce1" office:value-type="string" calcext:value-type="string">
            <text:p>Kiev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Moscow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Rome</text:p>
          </table:table-cell>
          <table:table-cell table:style-name="ce1" office:value-type="string" calcext:value-type="string">
            <text:p>Saint Petersburg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Vienna</text:p>
          </table:table-cell>
          <table:table-cell table:style-name="ce1" office:value-type="string" calcext:value-type="string">
            <text:p>Warsa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504.64" calcext:value-type="float">
            <text:p>504.64</text:p>
          </table:table-cell>
          <table:table-cell office:value-type="float" office:value="725.12" calcext:value-type="float">
            <text:p>725.12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831.59" calcext:value-type="float">
            <text:p>831.59</text:p>
          </table:table-cell>
          <table:table-cell office:value-type="float" office:value="1353.9" calcext:value-type="float">
            <text:p>1353.9</text:p>
          </table:table-cell>
          <table:table-cell office:value-type="float" office:value="856.69" calcext:value-type="float">
            <text:p>856.6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1862.33" calcext:value-type="float">
            <text:p>1862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0" calcext:value-type="float">
            <text:p>0</text:p>
          </table:table-cell>
          <table:table-cell office:value-type="float" office:value="999.25" calcext:value-type="float">
            <text:p>999.25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447.34" calcext:value-type="float">
            <text:p>447.34</text:p>
          </table:table-cell>
          <table:table-cell office:value-type="float" office:value="316.41" calcext:value-type="float">
            <text:p>316.41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809.48" calcext:value-type="float">
            <text:p>809.48</text:p>
          </table:table-cell>
          <table:table-cell office:value-type="float" office:value="976.02" calcext:value-type="float">
            <text:p>976.02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885.32" calcext:value-type="float">
            <text:p>885.32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773.33" calcext:value-type="float">
            <text:p>773.33</text:p>
          </table:table-cell>
          <table:table-cell office:value-type="float" office:value="1445.7" calcext:value-type="float">
            <text:p>1445.7</text:p>
          </table:table-cell>
          <table:table-cell office:value-type="float" office:value="738.1" calcext:value-type="float">
            <text:p>738.1</text:p>
          </table:table-cell>
          <table:table-cell office:value-type="float" office:value="721.55" calcext:value-type="float">
            <text:p>721.55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489.28" calcext:value-type="float">
            <text:p>489.28</text:p>
          </table:table-cell>
          <table:table-cell office:value-type="float" office:value="826.66" calcext:value-type="float">
            <text:p>82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999.25" calcext:value-type="float">
            <text:p>999.25</text:p>
          </table:table-cell>
          <table:table-cell office:value-type="float" office:value="0" calcext:value-type="float">
            <text:p>0</text:p>
          </table:table-cell>
          <table:table-cell office:value-type="float" office:value="651.62" calcext:value-type="float">
            <text:p>651.62</text:p>
          </table:table-cell>
          <table:table-cell office:value-type="float" office:value="1293.4" calcext:value-type="float">
            <text:p>1293.4</text:p>
          </table:table-cell>
          <table:table-cell office:value-type="float" office:value="689.06" calcext:value-type="float">
            <text:p>689.06</text:p>
          </table:table-cell>
          <table:table-cell office:value-type="float" office:value="354.03" calcext:value-type="float">
            <text:p>354.03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254.51" calcext:value-type="float">
            <text:p>254.51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1204" calcext:value-type="float">
            <text:p>1204</text:p>
          </table:table-cell>
          <table:table-cell office:value-type="float" office:value="929.97" calcext:value-type="float">
            <text:p>929.97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840.72" calcext:value-type="float">
            <text:p>840.72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501.97" calcext:value-type="float">
            <text:p>501.9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80.34" calcext:value-type="float">
            <text:p>280.34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810.38" calcext:value-type="float">
            <text:p>810.38</text:p>
          </table:table-cell>
          <table:table-cell office:value-type="float" office:value="523.61" calcext:value-type="float">
            <text:p>523.61</text:p>
          </table:table-cell>
          <table:table-cell office:value-type="float" office:value="516.06" calcext:value-type="float">
            <text:p>516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651.62" calcext:value-type="float">
            <text:p>651.62</text:p>
          </table:table-cell>
          <table:table-cell office:value-type="float" office:value="0" calcext:value-type="float">
            <text:p>0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766.67" calcext:value-type="float">
            <text:p>766.67</text:p>
          </table:table-cell>
          <table:table-cell office:value-type="float" office:value="773.2" calcext:value-type="float">
            <text:p>773.2</text:p>
          </table:table-cell>
          <table:table-cell office:value-type="float" office:value="489.76" calcext:value-type="float">
            <text:p>489.76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1836.2" calcext:value-type="float">
            <text:p>1836.2</text:p>
          </table:table-cell>
          <table:table-cell office:value-type="float" office:value="318.72" calcext:value-type="float">
            <text:p>318.72</text:p>
          </table:table-cell>
          <table:table-cell office:value-type="float" office:value="1314.3" calcext:value-type="float">
            <text:p>1314.3</text:p>
          </table:table-cell>
          <table:table-cell office:value-type="float" office:value="696.61" calcext:value-type="float">
            <text:p>696.61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601.87" calcext:value-type="float">
            <text:p>601.87</text:p>
          </table:table-cell>
          <table:table-cell office:value-type="float" office:value="261.29" calcext:value-type="float">
            <text:p>261.29</text:p>
          </table:table-cell>
          <table:table-cell office:value-type="float" office:value="721.08" calcext:value-type="float">
            <text:p>721.08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914.81" calcext:value-type="float">
            <text:p>914.81</text:p>
          </table:table-cell>
          <table:table-cell office:value-type="float" office:value="1159.85" calcext:value-type="float">
            <text:p>1159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447.34" calcext:value-type="float">
            <text:p>447.34</text:p>
          </table:table-cell>
          <table:table-cell office:value-type="float" office:value="1293.4" calcext:value-type="float">
            <text:p>1293.4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0" calcext:value-type="float">
            <text:p>0</text:p>
          </table:table-cell>
          <table:table-cell office:value-type="float" office:value="639.77" calcext:value-type="float">
            <text:p>639.7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445.62" calcext:value-type="float">
            <text:p>445.62</text:p>
          </table:table-cell>
          <table:table-cell office:value-type="float" office:value="744.44" calcext:value-type="float">
            <text:p>744.44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296.68" calcext:value-type="float">
            <text:p>296.6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855.32" calcext:value-type="float">
            <text:p>855.32</text:p>
          </table:table-cell>
          <table:table-cell office:value-type="float" office:value="946.12" calcext:value-type="float">
            <text:p>946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316.41" calcext:value-type="float">
            <text:p>316.41</text:p>
          </table:table-cell>
          <table:table-cell office:value-type="float" office:value="689.06" calcext:value-type="float">
            <text:p>689.06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639.77" calcext:value-type="float">
            <text:p>639.77</text:p>
          </table:table-cell>
          <table:table-cell office:value-type="float" office:value="0" calcext:value-type="float">
            <text:p>0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927.92" calcext:value-type="float">
            <text:p>927.9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894.29" calcext:value-type="float">
            <text:p>894.29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788.56" calcext:value-type="float">
            <text:p>788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563.93" calcext:value-type="float">
            <text:p>563.93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443.26" calcext:value-type="float">
            <text:p>443.26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629.63" calcext:value-type="float">
            <text:p>629.63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216.98" calcext:value-type="float">
            <text:p>216.98</text:p>
          </table:table-cell>
          <table:table-cell office:value-type="float" office:value="545.29" calcext:value-type="float">
            <text:p>545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354.03" calcext:value-type="float">
            <text:p>354.03</text:p>
          </table:table-cell>
          <table:table-cell office:value-type="float" office:value="766.67" calcext:value-type="float">
            <text:p>766.6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0" calcext:value-type="float">
            <text:p>0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287.97" calcext:value-type="float">
            <text:p>287.97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955.13" calcext:value-type="float">
            <text:p>955.13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838" calcext:value-type="float">
            <text:p>838</text:p>
          </table:table-cell>
          <table:table-cell office:value-type="float" office:value="1025.9" calcext:value-type="float">
            <text:p>1025.9</text:p>
          </table:table-cell>
          <table:table-cell office:value-type="float" office:value="633.05" calcext:value-type="float">
            <text:p>633.05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143.4" calcext:value-type="float">
            <text:p>1143.4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521.68" calcext:value-type="float">
            <text:p>521.68</text:p>
          </table:table-cell>
          <table:table-cell office:value-type="float" office:value="868.87" calcext:value-type="float">
            <text:p>868.87</text:p>
          </table:table-cell>
          <table:table-cell office:value-type="float" office:value="667.8" calcext:value-type="float">
            <text:p>66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773.2" calcext:value-type="float">
            <text:p>773.2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0" calcext:value-type="float">
            <text:p>0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462.6" calcext:value-type="float">
            <text:p>462.6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776.83" calcext:value-type="float">
            <text:p>776.83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1680" calcext:value-type="float">
            <text:p>1680</text:p>
          </table:table-cell>
          <table:table-cell office:value-type="float" office:value="1823.72" calcext:value-type="float">
            <text:p>182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254.51" calcext:value-type="float">
            <text:p>254.51</text:p>
          </table:table-cell>
          <table:table-cell office:value-type="float" office:value="489.76" calcext:value-type="float">
            <text:p>489.76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927.92" calcext:value-type="float">
            <text:p>927.92</text:p>
          </table:table-cell>
          <table:table-cell office:value-type="float" office:value="287.97" calcext:value-type="float">
            <text:p>287.97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0" calcext:value-type="float">
            <text:p>0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720.12" calcext:value-type="float">
            <text:p>720.12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900.01" calcext:value-type="float">
            <text:p>900.0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610.17" calcext:value-type="float">
            <text:p>610.17</text:p>
          </table:table-cell>
          <table:table-cell office:value-type="float" office:value="744.63" calcext:value-type="float">
            <text:p>744.63</text:p>
          </table:table-cell>
          <table:table-cell office:value-type="float" office:value="492.25" calcext:value-type="float">
            <text:p>492.25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809.65" calcext:value-type="float">
            <text:p>809.65</text:p>
          </table:table-cell>
          <table:table-cell office:value-type="float" office:value="742.79" calcext:value-type="float">
            <text:p>742.79</text:p>
          </table:table-cell>
          <table:table-cell office:value-type="float" office:value="750.49" calcext:value-type="float">
            <text:p>750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809.48" calcext:value-type="float">
            <text:p>809.48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445.62" calcext:value-type="float">
            <text:p>445.6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0" calcext:value-type="float">
            <text:p>0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734.6" calcext:value-type="float">
            <text:p>2734.6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502.61" calcext:value-type="float">
            <text:p>502.61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386.08" calcext:value-type="float">
            <text:p>1386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976.02" calcext:value-type="float">
            <text:p>976.02</text:p>
          </table:table-cell>
          <table:table-cell office:value-type="float" office:value="1204" calcext:value-type="float">
            <text:p>1204</text:p>
          </table:table-cell>
          <table:table-cell office:value-type="float" office:value="1836.2" calcext:value-type="float">
            <text:p>1836.2</text:p>
          </table:table-cell>
          <table:table-cell office:value-type="float" office:value="744.44" calcext:value-type="float">
            <text:p>744.44</text:p>
          </table:table-cell>
          <table:table-cell office:value-type="float" office:value="894.29" calcext:value-type="float">
            <text:p>894.29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0" calcext:value-type="float">
            <text:p>0</text:p>
          </table:table-cell>
          <table:table-cell office:value-type="float" office:value="2131.2" calcext:value-type="float">
            <text:p>2131.2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756.61" calcext:value-type="float">
            <text:p>756.61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690.12" calcext:value-type="float">
            <text:p>690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929.97" calcext:value-type="float">
            <text:p>929.97</text:p>
          </table:table-cell>
          <table:table-cell office:value-type="float" office:value="318.72" calcext:value-type="float">
            <text:p>318.72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955.13" calcext:value-type="float">
            <text:p>955.13</text:p>
          </table:table-cell>
          <table:table-cell office:value-type="float" office:value="462.6" calcext:value-type="float">
            <text:p>462.6</text:p>
          </table:table-cell>
          <table:table-cell office:value-type="float" office:value="720.12" calcext:value-type="float">
            <text:p>720.12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131.2" calcext:value-type="float">
            <text:p>2131.2</text:p>
          </table:table-cell>
          <table:table-cell office:value-type="float" office:value="0" calcext:value-type="float">
            <text:p>0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957.91" calcext:value-type="float">
            <text:p>957.9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916.23" calcext:value-type="float">
            <text:p>916.23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2012.7" calcext:value-type="float">
            <text:p>2012.7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445.85" calcext:value-type="float">
            <text:p>144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4.64" calcext:value-type="float">
            <text:p>504.64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1314.3" calcext:value-type="float">
            <text:p>1314.3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2734.6" calcext:value-type="float">
            <text:p>2734.6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0" calcext:value-type="float">
            <text:p>0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3437.7" calcext:value-type="float">
            <text:p>3437.7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1053.4" calcext:value-type="float">
            <text:p>1053.4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1360.8" calcext:value-type="float">
            <text:p>1360.8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250.1" calcext:value-type="float">
            <text:p>2250.1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2288.42" calcext:value-type="float">
            <text:p>228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5.12" calcext:value-type="float">
            <text:p>725.12</text:p>
          </table:table-cell>
          <table:table-cell office:value-type="float" office:value="885.32" calcext:value-type="float">
            <text:p>885.32</text:p>
          </table:table-cell>
          <table:table-cell office:value-type="float" office:value="840.72" calcext:value-type="float">
            <text:p>840.72</text:p>
          </table:table-cell>
          <table:table-cell office:value-type="float" office:value="696.61" calcext:value-type="float">
            <text:p>696.6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788.56" calcext:value-type="float">
            <text:p>788.56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900.01" calcext:value-type="float">
            <text:p>900.01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957.91" calcext:value-type="float">
            <text:p>957.91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0" calcext:value-type="float">
            <text:p>0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348.89" calcext:value-type="float">
            <text:p>348.89</text:p>
          </table:table-cell>
          <table:table-cell office:value-type="float" office:value="641.31" calcext:value-type="float">
            <text:p>641.31</text:p>
          </table:table-cell>
          <table:table-cell office:value-type="float" office:value="646.04" calcext:value-type="float">
            <text:p>646.04</text:p>
          </table:table-cell>
          <table:table-cell office:value-type="float" office:value="476" calcext:value-type="float">
            <text:p>476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623.36" calcext:value-type="float">
            <text:p>623.36</text:p>
          </table:table-cell>
          <table:table-cell office:value-type="float" office:value="1143.01" calcext:value-type="float">
            <text:p>1143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756.61" calcext:value-type="float">
            <text:p>756.6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3437.7" calcext:value-type="float">
            <text:p>3437.7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0" calcext:value-type="float">
            <text:p>0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1149.41" calcext:value-type="float">
            <text:p>1149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773.33" calcext:value-type="float">
            <text:p>773.33</text:p>
          </table:table-cell>
          <table:table-cell office:value-type="float" office:value="501.97" calcext:value-type="float">
            <text:p>501.97</text:p>
          </table:table-cell>
          <table:table-cell office:value-type="float" office:value="601.87" calcext:value-type="float">
            <text:p>601.87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563.93" calcext:value-type="float">
            <text:p>563.93</text:p>
          </table:table-cell>
          <table:table-cell office:value-type="float" office:value="838" calcext:value-type="float">
            <text:p>838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610.17" calcext:value-type="float">
            <text:p>610.1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916.23" calcext:value-type="float">
            <text:p>916.23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348.89" calcext:value-type="float">
            <text:p>348.89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0" calcext:value-type="float">
            <text:p>0</text:p>
          </table:table-cell>
          <table:table-cell office:value-type="float" office:value="685.14" calcext:value-type="float">
            <text:p>685.14</text:p>
          </table:table-cell>
          <table:table-cell office:value-type="float" office:value="300.16" calcext:value-type="float">
            <text:p>300.1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311.8" calcext:value-type="float">
            <text:p>1311.8</text:p>
          </table:table-cell>
          <table:table-cell office:value-type="float" office:value="354.42" calcext:value-type="float">
            <text:p>354.42</text:p>
          </table:table-cell>
          <table:table-cell office:value-type="float" office:value="809.02" calcext:value-type="float">
            <text:p>809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1.59" calcext:value-type="float">
            <text:p>831.59</text:p>
          </table:table-cell>
          <table:table-cell office:value-type="float" office:value="1445.7" calcext:value-type="float">
            <text:p>1445.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61.29" calcext:value-type="float">
            <text:p>261.29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1025.9" calcext:value-type="float">
            <text:p>1025.9</text:p>
          </table:table-cell>
          <table:table-cell office:value-type="float" office:value="776.83" calcext:value-type="float">
            <text:p>776.83</text:p>
          </table:table-cell>
          <table:table-cell office:value-type="float" office:value="744.63" calcext:value-type="float">
            <text:p>744.63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53.4" calcext:value-type="float">
            <text:p>1053.4</text:p>
          </table:table-cell>
          <table:table-cell office:value-type="float" office:value="641.31" calcext:value-type="float">
            <text:p>641.31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685.14" calcext:value-type="float">
            <text:p>685.14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1365.91" calcext:value-type="float">
            <text:p>1365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3.9" calcext:value-type="float">
            <text:p>1353.9</text:p>
          </table:table-cell>
          <table:table-cell office:value-type="float" office:value="738.1" calcext:value-type="float">
            <text:p>738.1</text:p>
          </table:table-cell>
          <table:table-cell office:value-type="float" office:value="280.34" calcext:value-type="float">
            <text:p>280.34</text:p>
          </table:table-cell>
          <table:table-cell office:value-type="float" office:value="721.08" calcext:value-type="float">
            <text:p>721.08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443.26" calcext:value-type="float">
            <text:p>443.26</text:p>
          </table:table-cell>
          <table:table-cell office:value-type="float" office:value="633.05" calcext:value-type="float">
            <text:p>633.05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492.25" calcext:value-type="float">
            <text:p>492.25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646.04" calcext:value-type="float">
            <text:p>646.04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300.16" calcext:value-type="float">
            <text:p>300.16</text:p>
          </table:table-cell>
          <table:table-cell office:value-type="float" office:value="885.38" calcext:value-type="float">
            <text:p>885.38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250.71" calcext:value-type="float">
            <text:p>250.71</text:p>
          </table:table-cell>
          <table:table-cell office:value-type="float" office:value="514.69" calcext:value-type="float">
            <text:p>514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6.69" calcext:value-type="float">
            <text:p>856.69</text:p>
          </table:table-cell>
          <table:table-cell office:value-type="float" office:value="721.55" calcext:value-type="float">
            <text:p>721.55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1360.8" calcext:value-type="float">
            <text:p>1360.8</text:p>
          </table:table-cell>
          <table:table-cell office:value-type="float" office:value="476" calcext:value-type="float">
            <text:p>476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763.26" calcext:value-type="float">
            <text:p>763.26</text:p>
          </table:table-cell>
          <table:table-cell office:value-type="float" office:value="1316.24" calcext:value-type="float">
            <text:p>1316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1143.4" calcext:value-type="float">
            <text:p>1143.4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0" calcext:value-type="float">
            <text:p>0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688.33" calcext:value-type="float">
            <text:p>688.33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1023.41" calcext:value-type="float">
            <text:p>1023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296.68" calcext:value-type="float">
            <text:p>296.68</text:p>
          </table:table-cell>
          <table:table-cell office:value-type="float" office:value="629.63" calcext:value-type="float">
            <text:p>629.63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502.61" calcext:value-type="float">
            <text:p>502.61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2012.7" calcext:value-type="float">
            <text:p>2012.7</text:p>
          </table:table-cell>
          <table:table-cell office:value-type="float" office:value="2250.1" calcext:value-type="float">
            <text:p>2250.1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0" calcext:value-type="float">
            <text:p>0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817.45" calcext:value-type="float">
            <text:p>817.45</text:p>
          </table:table-cell>
          <table:table-cell office:value-type="float" office:value="1076.99" calcext:value-type="float">
            <text:p>1076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810.38" calcext:value-type="float">
            <text:p>810.38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521.68" calcext:value-type="float">
            <text:p>521.68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809.65" calcext:value-type="float">
            <text:p>809.65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688.33" calcext:value-type="float">
            <text:p>688.33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0" calcext:value-type="float">
            <text:p>0</text:p>
          </table:table-cell>
          <table:table-cell office:value-type="float" office:value="1241.9" calcext:value-type="float">
            <text:p>1241.9</text:p>
          </table:table-cell>
          <table:table-cell office:value-type="float" office:value="808.14" calcext:value-type="float">
            <text:p>808.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489.28" calcext:value-type="float">
            <text:p>489.28</text:p>
          </table:table-cell>
          <table:table-cell office:value-type="float" office:value="523.61" calcext:value-type="float">
            <text:p>523.61</text:p>
          </table:table-cell>
          <table:table-cell office:value-type="float" office:value="914.81" calcext:value-type="float">
            <text:p>914.81</text:p>
          </table:table-cell>
          <table:table-cell office:value-type="float" office:value="855.32" calcext:value-type="float">
            <text:p>855.32</text:p>
          </table:table-cell>
          <table:table-cell office:value-type="float" office:value="216.98" calcext:value-type="float">
            <text:p>216.98</text:p>
          </table:table-cell>
          <table:table-cell office:value-type="float" office:value="868.87" calcext:value-type="float">
            <text:p>868.87</text:p>
          </table:table-cell>
          <table:table-cell office:value-type="float" office:value="1680" calcext:value-type="float">
            <text:p>1680</text:p>
          </table:table-cell>
          <table:table-cell office:value-type="float" office:value="742.79" calcext:value-type="float">
            <text:p>742.79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623.36" calcext:value-type="float">
            <text:p>623.36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354.42" calcext:value-type="float">
            <text:p>354.42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250.71" calcext:value-type="float">
            <text:p>250.71</text:p>
          </table:table-cell>
          <table:table-cell office:value-type="float" office:value="763.26" calcext:value-type="float">
            <text:p>763.26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817.45" calcext:value-type="float">
            <text:p>817.45</text:p>
          </table:table-cell>
          <table:table-cell office:value-type="float" office:value="1241.9" calcext:value-type="float">
            <text:p>1241.9</text:p>
          </table:table-cell>
          <table:table-cell office:value-type="float" office:value="0" calcext:value-type="float">
            <text:p>0</text:p>
          </table:table-cell>
          <table:table-cell office:value-type="float" office:value="557.43" calcext:value-type="float">
            <text:p>557.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62.33" calcext:value-type="float">
            <text:p>1862.33</text:p>
          </table:table-cell>
          <table:table-cell office:value-type="float" office:value="826.66" calcext:value-type="float">
            <text:p>826.66</text:p>
          </table:table-cell>
          <table:table-cell office:value-type="float" office:value="516.06" calcext:value-type="float">
            <text:p>516.06</text:p>
          </table:table-cell>
          <table:table-cell office:value-type="float" office:value="1159.85" calcext:value-type="float">
            <text:p>1159.85</text:p>
          </table:table-cell>
          <table:table-cell office:value-type="float" office:value="946.12" calcext:value-type="float">
            <text:p>946.12</text:p>
          </table:table-cell>
          <table:table-cell office:value-type="float" office:value="545.29" calcext:value-type="float">
            <text:p>545.29</text:p>
          </table:table-cell>
          <table:table-cell office:value-type="float" office:value="667.8" calcext:value-type="float">
            <text:p>667.8</text:p>
          </table:table-cell>
          <table:table-cell office:value-type="float" office:value="1823.72" calcext:value-type="float">
            <text:p>1823.72</text:p>
          </table:table-cell>
          <table:table-cell office:value-type="float" office:value="750.49" calcext:value-type="float">
            <text:p>750.49</text:p>
          </table:table-cell>
          <table:table-cell office:value-type="float" office:value="1386.08" calcext:value-type="float">
            <text:p>1386.08</text:p>
          </table:table-cell>
          <table:table-cell office:value-type="float" office:value="690.12" calcext:value-type="float">
            <text:p>690.12</text:p>
          </table:table-cell>
          <table:table-cell office:value-type="float" office:value="1445.85" calcext:value-type="float">
            <text:p>1445.85</text:p>
          </table:table-cell>
          <table:table-cell office:value-type="float" office:value="2288.42" calcext:value-type="float">
            <text:p>2288.42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149.41" calcext:value-type="float">
            <text:p>1149.41</text:p>
          </table:table-cell>
          <table:table-cell office:value-type="float" office:value="809.02" calcext:value-type="float">
            <text:p>809.02</text:p>
          </table:table-cell>
          <table:table-cell office:value-type="float" office:value="1365.91" calcext:value-type="float">
            <text:p>1365.91</text:p>
          </table:table-cell>
          <table:table-cell office:value-type="float" office:value="514.69" calcext:value-type="float">
            <text:p>514.69</text:p>
          </table:table-cell>
          <table:table-cell office:value-type="float" office:value="1316.24" calcext:value-type="float">
            <text:p>1316.24</text:p>
          </table:table-cell>
          <table:table-cell office:value-type="float" office:value="1023.41" calcext:value-type="float">
            <text:p>1023.41</text:p>
          </table:table-cell>
          <table:table-cell office:value-type="float" office:value="1076.99" calcext:value-type="float">
            <text:p>1076.99</text:p>
          </table:table-cell>
          <table:table-cell office:value-type="float" office:value="808.14" calcext:value-type="float">
            <text:p>808.14</text:p>
          </table:table-cell>
          <table:table-cell office:value-type="float" office:value="557.43" calcext:value-type="float">
            <text:p>55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22:35:27.283533906</dc:date>
    <meta:editing-duration>PT35M27S</meta:editing-duration>
    <meta:editing-cycles>1</meta:editing-cycles>
    <meta:document-statistic meta:table-count="1" meta:cell-count="649" meta:object-count="0"/>
    <meta:generator>LibreOffice/5.1.6.2$Linux_X86_64 LibreOffice_project/10m0$Build-2</meta:generator>
  </office:meta>
</office:document-meta>
</file>